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5db" officeooo:paragraph-rsid="001ac5db"/>
    </style:style>
    <style:style style:name="P2" style:family="paragraph" style:parent-style-name="Standard">
      <style:text-properties officeooo:rsid="001ac5db" officeooo:paragraph-rsid="002c6a39"/>
    </style:style>
    <style:style style:name="P3" style:family="paragraph" style:parent-style-name="Standard">
      <style:text-properties officeooo:rsid="001ac5db" officeooo:paragraph-rsid="002daf02"/>
    </style:style>
    <style:style style:name="P4" style:family="paragraph" style:parent-style-name="Standard">
      <style:text-properties officeooo:rsid="001ac5db" officeooo:paragraph-rsid="00383efb"/>
    </style:style>
    <style:style style:name="P5" style:family="paragraph" style:parent-style-name="Standard">
      <style:text-properties officeooo:rsid="0020c41f" officeooo:paragraph-rsid="0020c41f"/>
    </style:style>
    <style:style style:name="P6" style:family="paragraph" style:parent-style-name="Standard">
      <style:text-properties officeooo:rsid="0022351c" officeooo:paragraph-rsid="0022351c"/>
    </style:style>
    <style:style style:name="P7" style:family="paragraph" style:parent-style-name="Standard">
      <style:text-properties officeooo:rsid="0022351c" officeooo:paragraph-rsid="00367a7a"/>
    </style:style>
    <style:style style:name="P8" style:family="paragraph" style:parent-style-name="Standard">
      <style:text-properties officeooo:rsid="00260b72" officeooo:paragraph-rsid="0022351c"/>
    </style:style>
    <style:style style:name="P9" style:family="paragraph" style:parent-style-name="Standard">
      <style:text-properties officeooo:rsid="001e30cd" officeooo:paragraph-rsid="001e30cd"/>
    </style:style>
    <style:style style:name="P10" style:family="paragraph" style:parent-style-name="Standard">
      <style:text-properties officeooo:rsid="0027ff5e" officeooo:paragraph-rsid="0027ff5e"/>
    </style:style>
    <style:style style:name="P11" style:family="paragraph" style:parent-style-name="Standard">
      <style:text-properties officeooo:rsid="0030c99b" officeooo:paragraph-rsid="0030c99b"/>
    </style:style>
    <style:style style:name="P12" style:family="paragraph" style:parent-style-name="Standard">
      <style:text-properties fo:font-weight="normal" officeooo:rsid="001ac5db" officeooo:paragraph-rsid="001c4595" style:font-weight-asian="normal" style:font-weight-complex="normal"/>
    </style:style>
    <style:style style:name="P13" style:family="paragraph" style:parent-style-name="Standard">
      <style:text-properties fo:font-weight="normal" officeooo:rsid="001ac5db" officeooo:paragraph-rsid="001ac5db" style:font-weight-asian="normal" style:font-weight-complex="normal"/>
    </style:style>
    <style:style style:name="P14" style:family="paragraph" style:parent-style-name="Standard">
      <style:text-properties fo:font-weight="normal" officeooo:rsid="00318525" officeooo:paragraph-rsid="00318525" style:font-weight-asian="normal" style:font-weight-complex="normal"/>
    </style:style>
    <style:style style:name="P15" style:family="paragraph" style:parent-style-name="Standard">
      <style:text-properties fo:font-weight="normal" officeooo:rsid="00318525" officeooo:paragraph-rsid="0034f29e" style:font-weight-asian="normal" style:font-weight-complex="normal"/>
    </style:style>
    <style:style style:name="P16" style:family="paragraph" style:parent-style-name="Standard">
      <style:text-properties fo:font-weight="normal" officeooo:rsid="003265a9" officeooo:paragraph-rsid="003265a9" style:font-weight-asian="normal" style:font-weight-complex="normal"/>
    </style:style>
    <style:style style:name="P17" style:family="paragraph" style:parent-style-name="Standard">
      <style:text-properties fo:font-weight="normal" officeooo:rsid="0033252c" officeooo:paragraph-rsid="0033252c" style:font-weight-asian="normal" style:font-weight-complex="normal"/>
    </style:style>
    <style:style style:name="P18" style:family="paragraph" style:parent-style-name="Standard">
      <style:text-properties fo:font-weight="normal" officeooo:rsid="0034b1f0" officeooo:paragraph-rsid="0034b1f0" style:font-weight-asian="normal" style:font-weight-complex="normal"/>
    </style:style>
    <style:style style:name="P19" style:family="paragraph" style:parent-style-name="Standard">
      <style:text-properties fo:font-weight="normal" officeooo:rsid="0034b1f0" officeooo:paragraph-rsid="0034e33a" style:font-weight-asian="normal" style:font-weight-complex="normal"/>
    </style:style>
    <style:style style:name="P20" style:family="paragraph" style:parent-style-name="Standard">
      <style:text-properties fo:font-weight="normal" officeooo:rsid="0034e33a" officeooo:paragraph-rsid="0034e33a" style:font-weight-asian="normal" style:font-weight-complex="normal"/>
    </style:style>
    <style:style style:name="P21" style:family="paragraph" style:parent-style-name="Standard">
      <style:text-properties fo:font-weight="normal" officeooo:rsid="00367a7a" officeooo:paragraph-rsid="00367a7a" style:font-weight-asian="normal" style:font-weight-complex="normal"/>
    </style:style>
    <style:style style:name="P22" style:family="paragraph" style:parent-style-name="Standard">
      <style:text-properties fo:font-weight="bold" officeooo:rsid="001ac5db" officeooo:paragraph-rsid="001ac5db" style:font-weight-asian="bold" style:font-weight-complex="bold"/>
    </style:style>
    <style:style style:name="P23" style:family="paragraph" style:parent-style-name="Standard">
      <style:text-properties fo:font-weight="bold" officeooo:rsid="003af6fa" officeooo:paragraph-rsid="003af6fa" style:font-weight-asian="bold" style:font-weight-complex="bold"/>
    </style:style>
    <style:style style:name="P24" style:family="paragraph" style:parent-style-name="Standard">
      <style:text-properties fo:font-size="15pt" fo:font-weight="bold" officeooo:rsid="0022351c" officeooo:paragraph-rsid="0022351c" style:font-size-asian="15pt" style:font-weight-asian="bold" style:font-size-complex="15pt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rsid="0022351c" officeooo:paragraph-rsid="0022351c"/>
    </style:style>
    <style:style style:name="P26" style:family="paragraph" style:parent-style-name="Standard">
      <style:text-properties officeooo:rsid="003cdf72" officeooo:paragraph-rsid="003cdf72"/>
    </style:style>
    <style:style style:name="P27" style:family="paragraph" style:parent-style-name="Standard">
      <style:text-properties officeooo:rsid="003dfead" officeooo:paragraph-rsid="003dfead"/>
    </style:style>
    <style:style style:name="P28" style:family="paragraph" style:parent-style-name="Standard">
      <style:text-properties officeooo:rsid="003f5f24" officeooo:paragraph-rsid="003f5f24"/>
    </style:style>
    <style:style style:name="P29" style:family="paragraph" style:parent-style-name="Standard">
      <style:text-properties fo:font-weight="bold" officeooo:rsid="003af6fa" officeooo:paragraph-rsid="003af6fa" style:font-weight-asian="bold" style:font-weight-complex="bold"/>
    </style:style>
    <style:style style:name="P30" style:family="paragraph" style:parent-style-name="Standard">
      <style:text-properties officeooo:rsid="003dfead" officeooo:paragraph-rsid="00464093"/>
    </style:style>
    <style:style style:name="P31" style:family="paragraph" style:parent-style-name="Standard">
      <style:text-properties officeooo:rsid="00425329" officeooo:paragraph-rsid="00464093"/>
    </style:style>
    <style:style style:name="P32" style:family="paragraph" style:parent-style-name="Standard">
      <style:text-properties officeooo:rsid="00412cfe" officeooo:paragraph-rsid="00412cfe"/>
    </style:style>
    <style:style style:name="P33" style:family="paragraph" style:parent-style-name="Standard">
      <style:text-properties officeooo:rsid="0048d2da" officeooo:paragraph-rsid="00412cfe"/>
    </style:style>
    <style:style style:name="P34" style:family="paragraph" style:parent-style-name="Standard">
      <style:text-properties fo:font-weight="normal" officeooo:rsid="001ac5db" officeooo:paragraph-rsid="001c4595" style:font-weight-asian="normal" style:font-weight-complex="normal"/>
    </style:style>
    <style:style style:name="P35" style:family="paragraph" style:parent-style-name="Standard">
      <style:text-properties fo:font-weight="normal" officeooo:rsid="001ac5db" officeooo:paragraph-rsid="004bc5ca" style:font-weight-asian="normal" style:font-weight-complex="normal"/>
    </style:style>
    <style:style style:name="T1" style:family="text">
      <style:text-properties officeooo:rsid="0022351c"/>
    </style:style>
    <style:style style:name="T2" style:family="text">
      <style:text-properties officeooo:rsid="00260b72"/>
    </style:style>
    <style:style style:name="T3" style:family="text">
      <style:text-properties officeooo:rsid="00276218"/>
    </style:style>
    <style:style style:name="T4" style:family="text">
      <style:text-properties officeooo:rsid="0027ff5e"/>
    </style:style>
    <style:style style:name="T5" style:family="text">
      <style:text-properties officeooo:rsid="0028246f"/>
    </style:style>
    <style:style style:name="T6" style:family="text">
      <style:text-properties officeooo:rsid="002c6a39"/>
    </style:style>
    <style:style style:name="T7" style:family="text">
      <style:text-properties officeooo:rsid="002daf02"/>
    </style:style>
    <style:style style:name="T8" style:family="text">
      <style:text-properties officeooo:rsid="002f0b62"/>
    </style:style>
    <style:style style:name="T9" style:family="text">
      <style:text-properties officeooo:rsid="0030c99b"/>
    </style:style>
    <style:style style:name="T10" style:family="text">
      <style:text-properties officeooo:rsid="003265a9"/>
    </style:style>
    <style:style style:name="T11" style:family="text">
      <style:text-properties officeooo:rsid="0034b1f0"/>
    </style:style>
    <style:style style:name="T12" style:family="text">
      <style:text-properties officeooo:rsid="0034e33a"/>
    </style:style>
    <style:style style:name="T13" style:family="text">
      <style:text-properties officeooo:rsid="0034f29e"/>
    </style:style>
    <style:style style:name="T14" style:family="text">
      <style:text-properties officeooo:rsid="00367a7a"/>
    </style:style>
    <style:style style:name="T15" style:family="text">
      <style:text-properties officeooo:rsid="00383efb"/>
    </style:style>
    <style:style style:name="T16" style:family="text">
      <style:text-properties officeooo:rsid="0039833e"/>
    </style:style>
    <style:style style:name="T17" style:family="text">
      <style:text-properties officeooo:rsid="003cdf72"/>
    </style:style>
    <style:style style:name="T18" style:family="text">
      <style:text-properties officeooo:rsid="003dfead"/>
    </style:style>
    <style:style style:name="T19" style:family="text">
      <style:text-properties officeooo:rsid="003e9e40"/>
    </style:style>
    <style:style style:name="T20" style:family="text">
      <style:text-properties officeooo:rsid="003f5f24"/>
    </style:style>
    <style:style style:name="T21" style:family="text">
      <style:text-properties officeooo:rsid="003f93b7"/>
    </style:style>
    <style:style style:name="T22" style:family="text">
      <style:text-properties officeooo:rsid="00412cfe"/>
    </style:style>
    <style:style style:name="T23" style:family="text">
      <style:text-properties officeooo:rsid="00425cf8"/>
    </style:style>
    <style:style style:name="T24" style:family="text">
      <style:text-properties officeooo:rsid="004459c5"/>
    </style:style>
    <style:style style:name="T25" style:family="text">
      <style:text-properties officeooo:rsid="00464093"/>
    </style:style>
    <style:style style:name="T26" style:family="text">
      <style:text-properties officeooo:rsid="0047ddc3"/>
    </style:style>
    <style:style style:name="T27" style:family="text">
      <style:text-properties officeooo:rsid="0049fe49"/>
    </style:style>
    <style:style style:name="T28" style:family="text">
      <style:text-properties officeooo:rsid="004a81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4">RELATÓRIO</text:p>
      <text:p text:style-name="P25">PROJETO DE PROCESSAMENTO DE LINGUAGEM NATURAL</text:p>
      <text:p text:style-name="P6"/>
      <text:p text:style-name="P6">Consiste na apresentação de relatório sobre o desenvolvimento do projeto para o cliente.</text:p>
      <text:p text:style-name="P6"/>
      <text:p text:style-name="P6">Conforme a finalização dos procedimentos no repositório do Github, as alterações serão repassadas no dia da reunião, junto a equipe. <text:span text:style-name="T4">Ele só entrará no documento oficial, assim que no término do modelo MVP.</text:span></text:p>
      <text:p text:style-name="P7"><text:s/></text:p>
      <text:p text:style-name="P7"><text:span text:style-name="T2">Como esse relatório se trata de um projeto MVP (</text:span><text:span text:style-name="T5">Produto com mínima viabilidade</text:span><text:span text:style-name="T2">), </text:span><text:span text:style-name="T3">ou seja, primeira versão </text:span><text:span text:style-name="T5">de modelo</text:span><text:span text:style-name="T3">, as novas ferramentas espe</text:span><text:span text:style-name="T15">cificadas no repositório</text:span><text:span text:style-name="T3"> serão adicionadas </text:span><text:span text:style-name="T15">com a finalização d</text:span><text:span text:style-name="T16">o MVP.</text:span></text:p>
      <text:p text:style-name="P6"/>
      <text:p text:style-name="P22"><text:span text:style-name="T1">1 – </text:span><text:span text:style-name="T16">EXTRAÇÃO DE DADOS</text:span></text:p>
      <text:p text:style-name="P1"/>
      <text:p text:style-name="P2">A primeira etapa para o desenvolvimento do projeto é a extração dos dados.</text:p>
      <text:p text:style-name="P4"><text:span text:style-name="T6">Essa etapa é a base</text:span> <text:span text:style-name="T6">para garantir que os dados obsoletos, vazios ou repetidos não sejam repassados para próxima etapa (pré-processamento). </text:span><text:span text:style-name="T8">As propostas foram finalizadas no dia 15 de julho de 2023, conforme foi esclarecido nas reuniões, assim gerando uma base de dados de 8254 propostas.</text:span></text:p>
      <text:p text:style-name="P3"><text:span text:style-name="T15">Esses</text:span><text:span text:style-name="T7"> dados foram </text:span><text:span text:style-name="T15">disponibilizados</text:span><text:span text:style-name="T7"> </text:span><text:span text:style-name="T15">no</text:span><text:span text:style-name="T7"> link </text:span><text:span text:style-name="T16">do rodapé do site</text:span><text:span text:style-name="T7">, gerando um</text:span><text:span text:style-name="T15">a pasta</text:span><text:span text:style-name="T7"> </text:span><text:span text:style-name="T9">zip </text:span><text:span text:style-name="T7">contendo </text:span><text:span text:style-name="T15">arquivos em formato .csv.</text:span></text:p>
      <text:p text:style-name="P11">Partindo d<text:span text:style-name="T15">a pasta</text:span> zip <text:span text:style-name="T15">baixada</text:span>, foram <text:span text:style-name="T15">realizadas algumas etapas que serão </text:span><text:span text:style-name="T16">detalhadas</text:span><text:span text:style-name="T15"> a seguir:</text:span></text:p>
      <text:p text:style-name="P13"/>
      <text:p text:style-name="P14">IMPORTAÇÃO DAS BIBLIOTECA</text:p>
      <text:p text:style-name="P16">Essas bibliotecas que serão utilizadas no algoritmo, <text:span text:style-name="T14">dentre delas,</text:span> <text:span text:style-name="T14">o uso da biblioteca </text:span>Pandas responsável por fazer a criação da tabela e categorização e remoção das colunas e linhas vazias.</text:p>
      <text:p text:style-name="P17">A biblioteca BeatifulSoup responsável por extrair arquivos HTML ou XML parser diretamente de sites e também usado aqui para <text:span text:style-name="T16">remover tags HTML da coluna na tabela</text:span>.</text:p>
      <text:p text:style-name="P17">As outra bibliotecas são usadas como recurso<text:span text:style-name="T16">s que serão esclarecidos no decorrer das etapas.</text:span></text:p>
      <text:p text:style-name="P17"><text:s/></text:p>
      <text:p text:style-name="P12">import pandas as pd</text:p>
      <text:p text:style-name="P12">import os<text:span text:style-name="T28">T</text:span></text:p>
      <text:p text:style-name="P12">import requests</text:p>
      <text:p text:style-name="P12">from bs4 import BeautifulSoup</text:p>
      <text:p text:style-name="P12">import zipfile</text:p>
      <text:p text:style-name="P12"/>
      <text:p text:style-name="P14">EXTRAÇÃO DOS DADOS DO ARQUIVO ZIP DO SITE</text:p>
      <text:p text:style-name="P17">O<text:span text:style-name="T11">s arquivos</text:span> presentes dentro d<text:span text:style-name="T11">a pasta </text:span>zip são fornecidos para o algoritmo, <text:span text:style-name="T11">através do ZipFile.</text:span></text:p>
      <text:p text:style-name="P17"/>
      <text:p text:style-name="P12"># Extrai o arquivo zip do brasil participativo</text:p>
      <text:p text:style-name="P12">with zipfile.ZipFile('/home/leandro/Documentos/Trabalho/model/brasilparticipativo.presidencia.gov.br-open-data.zip', 'r') as zip_ref:</text:p>
      <text:p text:style-name="P12"><text:s text:c="4"/>for arquivo in zip_ref.namelist():</text:p>
      <text:p text:style-name="P12"><text:s text:c="8"/>if arquivo.endswith('brasilparticipativo.presidencia.gov.br-open-data-proposals.csv'):</text:p>
      <text:p text:style-name="P12"><text:s text:c="12"/>zip_ref.extract(arquivo, 'model')</text:p>
      <text:p text:style-name="P12"><text:s text:c="12"/>break</text:p>
      <text:p text:style-name="P12"><text:s text:c="4"/></text:p>
      <text:p text:style-name="P12"/>
      <text:p text:style-name="P14">LEITURA DAS PROPOSTAS</text:p>
      <text:p text:style-name="P18"><text:soft-page-break/>O arquivo em formato .csv extraído da pasta zip anteriormente precisa ser lido e carregado em uma variável. Para leitura do aquivo é necessário o uso de leitor csv como apresentado no algoritmo.</text:p>
      <text:p text:style-name="P12"/>
      <text:p text:style-name="P12"># Le as propostas</text:p>
      <text:p text:style-name="P12">propostas = pd.read_csv("model/brasilparticipativo.presidencia.gov.br-open-data-proposals.csv", delimiter=";")</text:p>
      <text:p text:style-name="P12"/>
      <text:p text:style-name="P14">A LIMPEZA DE LINHAS VAZIAS NA TABELA</text:p>
      <text:p text:style-name="P19"><text:span text:style-name="T12">O</text:span>s dados <text:span text:style-name="T12">contidos </text:span>na variável “<text:span text:style-name="T12">propostas”, são transformados em tabela, com ajuda da biblioteca Pandas. Para simplificação das informações, a tabela foi categorizada em 4 colunas com a limpeza de títulos duplicados e colunas em branco, além disso as linhas vazias foram retiradas nessa etapa.</text:span></text:p>
      <text:p text:style-name="P20"><text:s text:c="2"/></text:p>
      <text:p text:style-name="P12">#seleciona as colunas que precisa</text:p>
      <text:p text:style-name="P12">propostas = pd.DataFrame(propostas, columns=['category/name/pt-BR','title/pt-BR','body/pt-BR'])</text:p>
      <text:p text:style-name="P12"/>
      <text:p text:style-name="P12">#retira as linhas que estao vazias</text:p>
      <text:p text:style-name="P12">proposta = propostas.dropna()</text:p>
      <text:p text:style-name="P12"/>
      <text:p text:style-name="P15">REMOÇÃO DAS TAGS HTML DA COLUNA E <text:span text:style-name="T10">REINSERÇÃO DO TEXTO EXTRAÍDO</text:span></text:p>
      <text:p text:style-name="P20">A remoção das tags html <text:s/><text:span text:style-name="T13">da coluna “propostas” </text:span>sã<text:span text:style-name="T17">o essenciais para o modelo de aprendizado de máquina.</text:span> <text:span text:style-name="T13">Com uso </text:span><text:span text:style-name="T14">de um recurso </text:span><text:span text:style-name="T13">da biblioteca BeautifulSoup, os títulos apagados por conter tags em html podem ser reescritos </text:span><text:span text:style-name="T14">c</text:span><text:span text:style-name="T13">om os textos extraídos.</text:span></text:p>
      <text:p text:style-name="P20"/>
      <text:p text:style-name="P12"># Coluna somente com as propostas</text:p>
      <text:p text:style-name="P12">coluna_html = propostas['body/pt-BR']</text:p>
      <text:p text:style-name="P12"/>
      <text:p text:style-name="P12"># retira as tags html da coluna de propostas do csv</text:p>
      <text:p text:style-name="P12">texto_extraido = []</text:p>
      <text:p text:style-name="P12">for elemento_html in coluna_html:</text:p>
      <text:p text:style-name="P12"><text:s text:c="4"/>soup = BeautifulSoup(elemento_html, 'html.parser')</text:p>
      <text:p text:style-name="P12"><text:s text:c="4"/>texto = soup.get_text()</text:p>
      <text:p text:style-name="P12"><text:s text:c="4"/>texto_extraido.append(texto)</text:p>
      <text:p text:style-name="P12"/>
      <text:p text:style-name="P35"><text:s/># Sobrescreve a coluna com o texto extraído</text:p>
      <text:p text:style-name="P12">propostas['body/pt-BR'] = texto_extraido <text:s/></text:p>
      <text:p text:style-name="P12"/>
      <text:p text:style-name="P16">CRIAÇÃO DO ARQUIV<text:span text:style-name="T14">O COM AS ALTERAÇÕES</text:span> E REMOÇÃO DO ANTERIOR</text:p>
      <text:p text:style-name="P21">Após todas as etapas o ultimo procedimento é criar um novo arquivo .CSV com as alterações feitas e remover as alterações antigas.</text:p>
      <text:p text:style-name="P21"/>
      <text:p text:style-name="P12">#Retorna o novo csv limpo</text:p>
      <text:p text:style-name="P12">propostas.to_csv('model/propostas.csv', index=False)</text:p>
      <text:p text:style-name="P12"/>
      <text:p text:style-name="P12"># remove o csv antigo </text:p>
      <text:p text:style-name="P12">os.remove('/home/leandro/Documentos/Trabalho/model/brasilparticipativo.presidencia.gov.br-open-data-proposals.csv')</text:p>
      <text:p text:style-name="P5"><text:s/></text:p>
      <text:p text:style-name="P9"><text:s/></text:p>
      <text:p text:style-name="P6">O <text:span text:style-name="T16">novo</text:span> <text:span text:style-name="T16">arquivo</text:span> <text:span text:style-name="T16">csv criado nesta etapa parte para etapa de </text:span>pré-processamento dos dados. </text:p>
      <text:p text:style-name="P6"/>
      <text:p text:style-name="P23"/>
      <text:p text:style-name="P23"/>
      <text:p text:style-name="P23"><text:soft-page-break/>2 – PRÉ - PROCESSAMENTO</text:p>
      <text:p text:style-name="P10"/>
      <text:p text:style-name="P30">Anteriormente, os dados extraídos do link criaram um documento que simplificou a tabela com as propostas, retirando colunas e linhas vazias. Agora, o objetivo do pré-processamento é detalhar as informações importantes para o algoritmo responsável pelo aprendizado de máquina. </text:p>
      <text:p text:style-name="P30"/>
      <text:p text:style-name="P30">Para <text:span text:style-name="T19">se obter </text:span>a categorização do texto é necessário aplicar regras ou retirar dados não importantes do texto, <text:span text:style-name="T19">isso identifica as palavras – chave repassadas para a performasse de cálculo do modelo</text:span>. Os textos presentes nas propostas passarão por uma técnica de tokenização<text:span text:style-name="T25">(rotulagem)</text:span> , que significa, que cada palavra presente será direcionad<text:span text:style-name="T25">a</text:span> pa<text:span text:style-name="T19">r</text:span>a dentro de <text:span text:style-name="T19">um arranjo, </text:span><text:span text:style-name="T25">ao</text:span><text:span text:style-name="T19"> estarem dentro dela, é </text:span><text:span text:style-name="T25">possível</text:span><text:span text:style-name="T19"> identificar sua</text:span><text:span text:style-name="T25">s</text:span><text:span text:style-name="T19"> sintaxes e classes gramaticais, através da biblioteca Spacy. </text:span></text:p>
      <text:p text:style-name="P30"/>
      <text:p text:style-name="P30"><text:span text:style-name="T25">O Spacy</text:span><text:span text:style-name="T19"> permite que separar palavras iguais pel</text:span><text:span text:style-name="T20">o</text:span><text:span text:style-name="T19"> aspecto semântico aplicado no contexto das frases, por exemplo, a palavra “laranja”, pode ter dois significados como uma fruta ou cor, sabendo disso podemos considerá-la um substantivo ou adjetivo, </text:span><text:span text:style-name="T20">isso é importante para destacar apenas palavras de maior valor que será aplicado para categorização das propostas. </text:span><text:span text:style-name="T21">Além disso, o Spacy possui um módulo de idioma, que no site é definido como “pipeline”, ela apresenta as características da gramática e sintaxe da língua correspondente, no projeto foi utilizado o idioma em português, O Spacy fornece um campo vasto de recursos para identificar as palavras na frase ou discurso do texto. O fato de poder identificar as palavras pelas suas classes gramaticais é uma parte crucial para limpar dados de texto sem </text:span><text:span text:style-name="T22">valor ou ausentes</text:span><text:span text:style-name="T21"> para a próxima </text:span><text:span text:style-name="T22">fase</text:span><text:span text:style-name="T21">, </text:span><text:span text:style-name="T22">ela</text:span><text:span text:style-name="T21"> evita erros </text:span><text:span text:style-name="T22">desnecessários</text:span><text:span text:style-name="T21"> </text:span><text:span text:style-name="T22">no algoritmo de aprendizado de máquina.</text:span></text:p>
      <text:p text:style-name="P27"/>
      <text:p text:style-name="P31">Há outra técnicas apresentadas no pré-processamento, como a lematização, que nada mais é organizar as palavras de semânticas semelhantes em um grupo, por exemplo, as palavras como (dar, dado, deu), <text:span text:style-name="T25">aparecem no</text:span> texto com padrões diferentes e cada um teria uma contagem individual, com a lematização as palavras seriam agrupadas em um conjunto defino “dar”, seria o lema das três <text:s/>palavras. </text:p>
      <text:p text:style-name="P31"/>
      <text:p text:style-name="P31">Além da tokenização <text:span text:style-name="T25">(rotulagem)</text:span> explicada anteriormente, as palavras que repetem em abundância e não possuem um teor valorizado para aplicação na próxima etapa como artigos, objetos diretos e indiretos, <text:span text:style-name="T26">assim</text:span> as palavras a, as, os , um, uns <text:s/>e entre muitas <text:span text:style-name="T23">outras são definidas como “Stop Words”, elas dificultariam o processo de cálculo no aprendizado de máquina devido a grande quantidade. Essas palavras serão excluídas </text:span><text:span text:style-name="T26">no decorrer</text:span><text:span text:style-name="T23"> </text:span><text:span text:style-name="T26">d</text:span><text:span text:style-name="T23">a fase de pré-processamento.</text:span></text:p>
      <text:p text:style-name="P27"/>
      <text:p text:style-name="P26">Essa etapa <text:span text:style-name="T26">objetiva </text:span>em uma otimização ou limpeza de dados de texto que não possuam valor para o processo de aprendizado de máquina. <text:span text:style-name="T26">Essa</text:span> limpeza, retira <text:span text:style-name="T26">a “sujeira”, como</text:span> valores <text:span text:style-name="T26">em</text:span> branco ou nulos que dificultariam ou reduziriam a precisão dos resultados do modelo, <text:span text:style-name="T18">causando erros na próxima etapa do projeto.</text:span></text:p>
      <text:p text:style-name="P26"/>
      <text:p text:style-name="P32">No caso, <text:span text:style-name="T23">podemos trabalhar com o dados estruturados, que são dados organizados em linhas e colunas, ou apenas os dados de texto que não possuem uma estrutura e é considerada como um saco de palavras, </text:span><text:span text:style-name="T24">são textos sem pontuações, parágrafos e formatados em letras minusculas. No uso dados de texto é necessário o uso de técnicas para limpeza dos dados, como a remoção de tags URL e HTML, remoção de números, pronomes, siglas entre outros. </text:span><text:span text:style-name="T26">Todas essas técnicas entram no escopo de pré-processamento de dados, devido a grande quantidade de dados precisam de atenção especial e detalhada para remover características menos importantes e ajudar na precisão do cálculo para o algoritmo de aprendizado de máquina.</text:span></text:p>
      <text:p text:style-name="P33"/>
      <text:p text:style-name="P28"/>
      <text:p text:style-name="P8"/>
      <text:p text:style-name="P6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31:47.078858962</meta:creation-date>
    <dc:date>2023-07-19T17:46:23.679252144</dc:date>
    <meta:editing-duration>PT4H13M3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1141" meta:character-count="7813" meta:non-whitespace-character-count="6664"/>
  </office:meta>
</office:document-meta>
</file>